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3280000025C17352A1A.jpg" manifest:media-type=""/>
  <manifest:file-entry manifest:full-path="Pictures/100000000000042C00000584BD0B18E1.jpg" manifest:media-type=""/>
  <manifest:file-entry manifest:full-path="Pictures/10000000000005A8000003A4CACE111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16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4cm, 0cm, 0.864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159cm" svg:height="6.538cm" svg:x="0cm" svg:y="0cm">
          <draw:image xlink:href="Pictures/10000000000005A8000003A4CACE111D.jpg" xlink:type="simple" xlink:show="embed" xlink:actuate="onLoad">
            <text:p/>
          </draw:image>
        </draw:frame>
        <draw:frame draw:style-name="gr2" draw:text-style-name="P1" draw:layer="layout" svg:width="10.16cm" svg:height="6.604cm" svg:x="0cm" svg:y="12.63cm">
          <draw:image xlink:href="Pictures/100000000000042C00000584BD0B18E1.jpg" xlink:type="simple" xlink:show="embed" xlink:actuate="onLoad">
            <text:p/>
          </draw:image>
        </draw:frame>
        <draw:frame draw:style-name="gr3" draw:text-style-name="P1" draw:layer="layout" svg:width="10.159cm" svg:height="6.044cm" svg:x="0cm" svg:y="6.561cm">
          <draw:image xlink:href="Pictures/10000000000003280000025C17352A1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19.2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Elliott</meta:initial-creator>
    <meta:creation-date>2013-02-25T23:30:00.27</meta:creation-date>
    <dc:date>2013-02-26T00:34:13.29</dc:date>
    <dc:creator>Christopher Elliott</dc:creator>
    <meta:editing-duration>P0D</meta:editing-duration>
    <meta:editing-cycles>2</meta:editing-cycles>
    <meta:generator>LibreOffice/4.0.0.3$Windows_x86 LibreOffice_project/7545bee9c2a0782548772a21bc84a9dcc583b89</meta:generator>
    <meta:document-statistic meta:object-count="3"/>
  </office:meta>
</office:document-meta>
</file>